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Jura" svg:font-family="Jura"/>
    <style:font-face style:name="SimSun" svg:font-family="SimSun, 'Droid Sans Fallback'"/>
    <style:font-face style:name="Wingdings" svg:font-family="Wingdings"/>
    <style:font-face style:name="Arial" svg:font-family="Arial" style:font-family-generic="swis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531.3pt" fo:margin-left="-5.4pt" table:align="left" style:writing-mode="lr-tb"/>
    </style:style>
    <style:style style:name="Tabela1.A" style:family="table-column">
      <style:table-column-properties style:column-width="357.9pt"/>
    </style:style>
    <style:style style:name="Tabela1.B" style:family="table-column">
      <style:table-column-properties style:column-width="173.4pt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5.4pt" fo:padding-right="5.4pt" fo:padding-top="0pt" fo:padding-bottom="0pt" fo:border="none" style:writing-mode="lr-tb"/>
    </style:style>
    <style:style style:name="Tabela2" style:family="table">
      <style:table-properties style:width="531.3pt" fo:margin-left="-5.4pt" table:align="left" style:writing-mode="lr-tb"/>
    </style:style>
    <style:style style:name="Tabela2.A" style:family="table-column">
      <style:table-column-properties style:column-width="265.65pt"/>
    </style:style>
    <style:style style:name="Tabela2.B" style:family="table-column">
      <style:table-column-properties style:column-width="173.25pt"/>
    </style:style>
    <style:style style:name="Tabela2.C" style:family="table-column">
      <style:table-column-properties style:column-width="92.4pt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5.4pt" fo:padding-right="5.4pt" fo:padding-top="0pt" fo:padding-bottom="0pt" fo:border="none" style:writing-mode="lr-tb"/>
    </style:style>
    <style:style style:name="Tabela2.A4" style:family="table-cell">
      <style:table-cell-properties style:vertical-align="top" fo:padding-left="5.4pt" fo:padding-right="5.4pt" fo:padding-top="0pt" fo:padding-bottom="0pt" fo:border-left="none" fo:border-right="none" fo:border-top="none" fo:border-bottom="1.5pt solid #808080" style:writing-mode="lr-tb"/>
    </style:style>
    <style:style style:name="Tabela2.A5" style:family="table-cell">
      <style:table-cell-properties style:vertical-align="top" fo:padding-left="5.4pt" fo:padding-right="5.4pt" fo:padding-top="0pt" fo:padding-bottom="0pt" fo:border-left="none" fo:border-right="none" fo:border-top="1.5pt solid #808080" fo:border-bottom="none" style:writing-mode="lr-tb"/>
    </style:style>
    <style:style style:name="P1" style:family="paragraph" style:parent-style-name="Header">
      <style:paragraph-properties>
        <style:tab-stops>
          <style:tab-stop style:position="207.64pt" style:type="center"/>
          <style:tab-stop style:position="415.3pt" style:type="right"/>
        </style:tab-stops>
      </style:paragraph-properties>
      <style:text-properties fo:language="pt" fo:country="BR"/>
    </style:style>
    <style:style style:name="P2" style:family="paragraph" style:parent-style-name="Heading_20_1" style:master-page-name="Standard">
      <style:paragraph-properties style:page-number="auto" style:writing-mode="lr-tb"/>
      <style:text-properties fo:language="pt" fo:country="BR"/>
    </style:style>
    <style:style style:name="P3" style:family="paragraph" style:parent-style-name="Heading_20_2">
      <style:paragraph-properties fo:break-before="page" style:writing-mode="lr-tb"/>
      <style:text-properties fo:language="pt" fo:country="BR"/>
    </style:style>
    <style:style style:name="P4" style:family="paragraph" style:parent-style-name="Heading_20_3">
      <style:paragraph-properties style:writing-mode="lr-tb"/>
      <style:text-properties fo:language="pt" fo:country="BR"/>
    </style:style>
    <style:style style:name="P5" style:family="paragraph" style:parent-style-name="Standard">
      <style:text-properties fo:language="pt" fo:country="BR" fo:font-weight="normal" style:font-weight-asian="normal" style:font-weight-complex="normal"/>
    </style:style>
    <style:style style:name="P6" style:family="paragraph" style:parent-style-name="Standard">
      <style:text-properties fo:language="pt" fo:country="BR" fo:font-style="italic" style:font-style-asian="italic" style:font-style-complex="italic"/>
    </style:style>
    <style:style style:name="P7" style:family="paragraph" style:parent-style-name="Standard" style:list-style-name="">
      <style:paragraph-properties fo:margin-left="0pt" fo:margin-right="0pt" fo:text-indent="0pt" style:auto-text-indent="false"/>
    </style:style>
    <style:style style:name="P8" style:family="paragraph" style:parent-style-name="Standard" style:list-style-name="">
      <style:paragraph-properties fo:margin-left="0pt" fo:margin-right="0pt" fo:text-align="center" style:justify-single-word="false" fo:text-indent="0pt" style:auto-text-indent="false"/>
      <style:text-properties fo:language="pt" fo:country="BR" fo:font-weight="bold" style:font-weight-asian="bold" style:font-weight-complex="bold"/>
    </style:style>
    <style:style style:name="P9" style:family="paragraph" style:parent-style-name="Standard" style:list-style-name="WW8Num2">
      <style:paragraph-properties fo:margin-left="21pt" fo:margin-right="0pt" fo:text-indent="-21pt" style:auto-text-indent="false"/>
      <style:text-properties fo:language="pt" fo:country="BR" fo:font-weight="bold" style:font-weight-asian="bold" style:font-weight-complex="bold"/>
    </style:style>
    <style:style style:name="P10" style:family="paragraph" style:parent-style-name="Tabelas">
      <style:paragraph-properties style:writing-mode="lr-tb"/>
    </style:style>
    <style:style style:name="P11" style:family="paragraph" style:parent-style-name="Tabelas">
      <style:paragraph-properties style:writing-mode="lr-tb"/>
      <style:text-properties fo:language="pt" fo:country="BR" fo:font-weight="bold" style:font-weight-asian="bold" style:font-weight-complex="bold"/>
    </style:style>
    <style:style style:name="P12" style:family="paragraph" style:parent-style-name="Tabelas">
      <style:paragraph-properties fo:text-align="center" style:justify-single-word="false" style:writing-mode="lr-tb"/>
      <style:text-properties fo:language="pt" fo:country="BR" fo:font-weight="bold" style:font-weight-asian="bold" style:font-weight-complex="bold"/>
    </style:style>
    <style:style style:name="P13" style:family="paragraph" style:parent-style-name="Tabelas">
      <style:paragraph-properties style:writing-mode="lr-tb"/>
      <style:text-properties fo:language="pt" fo:country="BR" fo:font-style="italic" style:font-style-asian="italic" style:font-style-complex="italic"/>
    </style:style>
    <style:style style:name="P14" style:family="paragraph" style:parent-style-name="Tabelas">
      <style:paragraph-properties fo:text-align="justify" style:justify-single-word="false" style:writing-mode="lr-tb"/>
      <style:text-properties fo:language="pt" fo:country="BR" fo:font-style="italic" fo:font-weight="normal" style:font-style-asian="italic" style:font-weight-asian="normal" style:font-style-complex="italic" style:font-weight-complex="normal"/>
    </style:style>
    <style:style style:name="P15" style:family="paragraph" style:parent-style-name="Tabelas">
      <style:paragraph-properties fo:text-align="justify" style:justify-single-word="false" style:snap-to-layout-grid="false" style:writing-mode="lr-tb"/>
      <style:text-properties fo:language="pt" fo:country="BR" fo:font-style="italic" fo:font-weight="normal" style:font-style-asian="italic" style:font-weight-asian="normal" style:font-style-complex="italic" style:font-weight-complex="normal"/>
    </style:style>
    <style:style style:name="P16" style:family="paragraph" style:parent-style-name="Tabelas">
      <style:paragraph-properties fo:text-align="justify" style:justify-single-word="false" style:writing-mode="lr-tb"/>
      <style:text-properties fo:language="pt" fo:country="BR" fo:font-style="normal" fo:font-weight="bold" style:font-style-asian="normal" style:font-weight-asian="bold" style:font-style-complex="normal" style:font-weight-complex="bold"/>
    </style:style>
    <style:style style:name="P17" style:family="paragraph" style:parent-style-name="Tabelas" style:list-style-name="WW8Num1">
      <style:paragraph-properties fo:margin-left="21pt" fo:margin-right="0pt" fo:text-indent="-21pt" style:auto-text-indent="false" style:writing-mode="lr-tb"/>
    </style:style>
    <style:style style:name="P18" style:family="paragraph" style:parent-style-name="Tabelas">
      <style:paragraph-properties fo:margin-left="0pt" fo:margin-right="0pt" fo:text-indent="21pt" style:auto-text-indent="false" style:writing-mode="lr-tb"/>
      <style:text-properties fo:language="pt" fo:country="BR"/>
    </style:style>
    <style:style style:name="T1" style:family="text">
      <style:text-properties fo:language="pt" fo:country="BR"/>
    </style:style>
    <style:style style:name="T2" style:family="text">
      <style:text-properties fo:language="pt" fo:country="BR" fo:font-weight="bold" style:font-weight-asian="bold" style:font-weight-complex="bold"/>
    </style:style>
    <style:style style:name="T3" style:family="text">
      <style:text-properties fo:language="pt" fo:country="BR"/>
    </style:style>
    <style:style style:name="T4" style:family="text">
      <style:text-properties fo:language="pt" fo:country="BR" fo:font-weight="normal" style:font-weight-asian="normal" style:font-weight-complex="normal"/>
    </style:style>
    <style:style style:name="T5" style:family="text">
      <style:text-properties fo:language="pt" fo:country="BR" fo:font-weight="normal" officeooo:rsid="001db2e3" style:font-weight-asian="normal" style:font-weight-complex="normal"/>
    </style:style>
    <style:style style:name="T6" style:family="text">
      <style:text-properties fo:language="pt" fo:country="BR" fo:font-style="italic" style:font-style-asian="italic" style:font-style-complex="italic"/>
    </style:style>
    <style:style style:name="T7" style:family="text">
      <style:text-properties fo:language="pt" fo:country="BR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language="pt" fo:country="BR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language="pt" fo:country="BR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História do personagem</text:h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0"><text:span text:style-name="T2">NOME DO PERSONAGEM:</text:span><text:span text:style-name="T1"> </text:span></text:p>
          </table:table-cell>
          <table:table-cell table:style-name="Tabela1.A1" office:value-type="string">
            <text:p text:style-name="P11">RAÇA: </text:p>
          </table:table-cell>
        </table:table-row>
      </table:table>
      <text:p text:style-name="P5">Insira aqui a história de seu personagem.</text:p>
      <text:h text:style-name="P3" text:outline-level="2">Treino de Ação</text:h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list xml:id="list62570640" text:style-name="WW8Num1">
              <text:list-item>
                <text:p text:style-name="P17"><text:span text:style-name="T2">NOME DA AÇÃO:</text:span><text:span text:style-name="T1"> </text:span><text:span text:style-name="T6">Qual o nome da ação?</text:span></text:p>
              </text:list-item>
            </text:list>
          </table:table-cell>
          <table:covered-table-cell/>
          <table:covered-table-cell/>
        </table:table-row>
        <table:table-row table:style-name="Tabela2.1">
          <table:table-cell table:style-name="Tabela2.A1" table:number-columns-spanned="2" office:value-type="string">
            <text:p text:style-name="P10"><text:span text:style-name="T2">TESTE: </text:span><text:span text:style-name="T4">Atributo + </text:span><text:span text:style-name="T5">Perícia</text:span></text:p>
          </table:table-cell>
          <table:covered-table-cell/>
          <table:table-cell table:style-name="Tabela2.A1" office:value-type="string">
            <text:p text:style-name="P11">ND: </text:p>
          </table:table-cell>
        </table:table-row>
        <table:table-row table:style-name="Tabela2.1">
          <table:table-cell table:style-name="Tabela2.A1" office:value-type="string">
            <text:p text:style-name="P12">REQUISITOS DA AÇÃO</text:p>
            <text:p text:style-name="P13">Insira aqui o que é preciso para realizar a ação</text:p>
          </table:table-cell>
          <table:table-cell table:style-name="Tabela2.A1" table:number-columns-spanned="2" office:value-type="string">
            <text:p text:style-name="P12">EFEITO DA AÇÃO</text:p>
            <text:p text:style-name="P14">Insira aqui os efeitos causados pela ação resumidamente, como por exemplo, causar 40 de dano no alvo.</text:p>
          </table:table-cell>
          <table:covered-table-cell/>
        </table:table-row>
        <table:table-row table:style-name="Tabela2.1">
          <table:table-cell table:style-name="Tabela2.A4" table:number-columns-spanned="3" office:value-type="string">
            <text:p text:style-name="P16">DESCRIÇÃO DA AÇÃO</text:p>
            <text:p text:style-name="P14">Informe os movimentos e ações que o personagem precisa fazer para realizar a ação.</text:p>
          </table:table-cell>
          <table:covered-table-cell/>
          <table:covered-table-cell/>
        </table:table-row>
        <table:table-row table:style-name="Tabela2.1">
          <table:table-cell table:style-name="Tabela2.A5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ela2.1">
          <table:table-cell table:style-name="Tabela2.A1" table:number-columns-spanned="3" office:value-type="string">
            <text:list xml:id="list180944351398290" text:continue-numbering="true" text:style-name="WW8Num1">
              <text:list-item>
                <text:p text:style-name="P17"><text:span text:style-name="T2">NOME DA AÇÃO:</text:span><text:span text:style-name="T1"> </text:span><text:span text:style-name="T6">Qual o nome da ação?</text:span></text:p>
              </text:list-item>
            </text:list>
          </table:table-cell>
          <table:covered-table-cell/>
          <table:covered-table-cell/>
        </table:table-row>
        <table:table-row table:style-name="Tabela2.1">
          <table:table-cell table:style-name="Tabela2.A1" table:number-columns-spanned="2" office:value-type="string">
            <text:p text:style-name="P10"><text:span text:style-name="T2">TESTE: </text:span><text:span text:style-name="T4">Atributo + Pericia</text:span></text:p>
          </table:table-cell>
          <table:covered-table-cell/>
          <table:table-cell table:style-name="Tabela2.A1" office:value-type="string">
            <text:p text:style-name="P11">ND: </text:p>
          </table:table-cell>
        </table:table-row>
        <table:table-row table:style-name="Tabela2.1">
          <table:table-cell table:style-name="Tabela2.A1" office:value-type="string">
            <text:p text:style-name="P12">REQUISITOS DA AÇÃO</text:p>
            <text:p text:style-name="P13">Insira aqui o que é preciso para realizar a ação</text:p>
          </table:table-cell>
          <table:table-cell table:style-name="Tabela2.A1" table:number-columns-spanned="2" office:value-type="string">
            <text:p text:style-name="P12">EFEITO DA AÇÃO</text:p>
            <text:p text:style-name="P14">Insira aqui os efeitos causados pela ação resumidamente, como por exemplo, causar 40 de dano no alvo.</text:p>
          </table:table-cell>
          <table:covered-table-cell/>
        </table:table-row>
        <table:table-row table:style-name="Tabela2.1">
          <table:table-cell table:style-name="Tabela2.A4" table:number-columns-spanned="3" office:value-type="string">
            <text:p text:style-name="P16">DESCRIÇÃO DA AÇÃO</text:p>
            <text:p text:style-name="P14">Informe os movimentos e ações que o personagem precisa fazer para realizar a ação.</text:p>
          </table:table-cell>
          <table:covered-table-cell/>
          <table:covered-table-cell/>
        </table:table-row>
        <table:table-row table:style-name="Tabela2.1">
          <table:table-cell table:style-name="Tabela2.A5" table:number-columns-spanned="3" office:value-type="string">
            <text:p text:style-name="P15"/>
          </table:table-cell>
          <table:covered-table-cell/>
          <table:covered-table-cell/>
        </table:table-row>
      </table:table>
      <text:h text:style-name="P3" text:outline-level="2">Habilidades Exclusivas</text:h>
      <text:h text:style-name="P4" text:outline-level="3">Habilidades Não Evolutivas</text:h>
      <text:p text:style-name="P8">NOME DA HABILIDADE</text:p>
      <text:p text:style-name="P7"><text:span text:style-name="T2">ORIGEM:</text:span><text:span text:style-name="T4"> </text:span><text:span text:style-name="T1">Explicando de forma básica como o personagem conseguiu essas habilidades. Mais detalhes devem ser inseridos na história do personagem;</text:span></text:p>
      <text:p text:style-name="P7"><text:span text:style-name="T2">DESCRIÇÃO:</text:span><text:span text:style-name="T4"> Aqui você vai explicar o efeito da habilidade e seu teste;</text:span></text:p>
      <text:h text:style-name="P4" text:outline-level="3">Habilidades Evolutivas</text:h>
      <text:p text:style-name="P8">NOME DA HABILIDADE</text:p>
      <text:p text:style-name="P7"><text:span text:style-name="T2">ORIGEM:</text:span><text:span text:style-name="T4"> </text:span><text:span text:style-name="T1">Explicando de forma básica como o personagem conseguiu essas habilidades. Mais detalhes devem ser inseridos na história do personagem;</text:span></text:p>
      <text:p text:style-name="P10"><text:span text:style-name="T2">Nível 1</text:span><text:span text:style-name="T1"> - </text:span><text:span text:style-name="T6">Nome Genérico do Nível</text:span><text:span text:style-name="T1">;</text:span></text:p>
      <text:p text:style-name="P18">Descrição do nível 1 com teste e efeito da habilidade.</text:p>
      <text:p text:style-name="P10"><text:span text:style-name="T2">Nível 2 </text:span><text:span text:style-name="T1">- </text:span><text:span text:style-name="T6">Nome Genérico do Nível</text:span><text:span text:style-name="T1">;</text:span></text:p>
      <text:p text:style-name="P18">Descrição do nível 2 com teste e efeito da habilidade.</text:p>
      <text:p text:style-name="P10"><text:span text:style-name="T2">Nível 3</text:span><text:span text:style-name="T1"> - </text:span><text:span text:style-name="T6">Nome Genérico do Nível</text:span><text:span text:style-name="T1">;</text:span></text:p>
      <text:p text:style-name="P18">Descrição do nível 3 com teste e efeito da habilidade.</text:p>
      <text:p text:style-name="P10"><text:span text:style-name="T2">Nível 4 </text:span><text:span text:style-name="T1">- </text:span><text:span text:style-name="T6">Nome Genérico do Nível</text:span><text:span text:style-name="T1">;</text:span></text:p>
      <text:p text:style-name="P18">Descrição do nível 4 com teste e efeito da habilidade.</text:p>
      <text:p text:style-name="P10"><text:span text:style-name="T2">Nível 5</text:span><text:span text:style-name="T1"> - </text:span><text:span text:style-name="T6">Nome Genérico do Nível</text:span><text:span text:style-name="T1">;</text:span></text:p>
      <text:p text:style-name="P18">Descrição do nível 5 com teste e efeito da habilidade.</text:p>
      <text:h text:style-name="P3" text:outline-level="2">Conhecimentos</text:h>
      <text:list xml:id="list3896252948" text:style-name="WW8Num2">
        <text:list-item>
          <text:p text:style-name="P9">TITULO DO CONHECIMENTO</text:p>
        </text:list-item>
      </text:list>
      <text:p text:style-name="P6">Descrição do que o personagem sabe sobre esse conhecimento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Jura" svg:font-family="Jura"/>
    <style:font-face style:name="SimSun" svg:font-family="SimSun, 'Droid Sans Fallback'"/>
    <style:font-face style:name="Wingdings" svg:font-family="Wingdings"/>
    <style:font-face style:name="Arial" svg:font-family="Arial" style:font-family-generic="swis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1pt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11.99pt" fo:margin-bottom="11.99pt" loext:contextual-spacing="false" fo:text-align="justify" style:justify-single-word="false" fo:orphans="0" fo:widows="0" style:writing-mode="lr-tb"/>
      <style:text-properties style:use-window-font-color="true" style:font-name="Arial" fo:font-family="Arial" style:font-family-generic="swiss" fo:font-size="12pt" fo:language="en" fo:country="US" style:letter-kerning="true" style:font-name-asian="SimSun" style:font-family-asian="SimSun, 'Droid Sans Fallback'" style:font-size-asian="12pt" style:language-asian="zh" style:country-asian="CN" style:font-name-complex="Arial" style:font-family-complex="Arial" style:font-family-generic-complex="swiss" style:font-size-complex="10pt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11.99pt" fo:margin-bottom="3pt" loext:contextual-spacing="false" fo:line-height="100%" fo:text-align="center" style:justify-single-word="false" fo:keep-together="always" fo:keep-with-next="always"/>
      <style:text-properties fo:text-transform="uppercase" fo:color="#c00000" style:font-name="Jura" fo:font-family="Jura" fo:font-size="25pt" style:letter-kerning="true" style:font-size-asian="25pt" style:font-name-complex="Jura" style:font-family-complex="Jur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11.99pt" fo:margin-bottom="3pt" loext:contextual-spacing="false" fo:line-height="100%" fo:text-align="center" style:justify-single-word="false" fo:keep-together="always" fo:keep-with-next="always"/>
      <style:text-properties fo:text-transform="uppercase" fo:color="#205867" style:font-name="Jura" fo:font-family="Jura" fo:font-size="20pt" style:font-size-asian="20pt" style:font-name-complex="Jura" style:font-family-complex="Jur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11.99pt" fo:margin-bottom="3pt" loext:contextual-spacing="false" fo:line-height="100%" fo:text-align="start" style:justify-single-word="false" fo:keep-together="always" fo:padding-left="4pt" fo:padding-right="4pt" fo:padding-top="0.99pt" fo:padding-bottom="0.99pt" fo:border-left="none" fo:border-right="none" fo:border-top="none" fo:border-bottom="1.5pt solid #7e7e7e" fo:keep-with-next="always"/>
      <style:text-properties fo:text-transform="uppercase" fo:color="#454545" style:font-name="Jura" fo:font-family="Jura" fo:font-size="16pt" fo:font-weight="bold" style:font-size-asian="16pt" style:font-weight-asian="bold" style:font-name-complex="Jura" style:font-family-complex="Jur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11.99pt" fo:margin-bottom="3pt" loext:contextual-spacing="false" fo:line-height="100%" fo:text-align="start" style:justify-single-word="false" fo:keep-together="always" fo:keep-with-next="always"/>
      <style:text-properties fo:color="#454545" style:font-name="Jura" fo:font-family="Jura" fo:font-size="15pt" fo:font-style="italic" fo:font-weight="bold" style:font-size-asian="15pt" style:font-style-asian="italic" style:font-weight-asian="bold" style:font-name-complex="Jura" style:font-family-complex="Jura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11.99pt" fo:margin-bottom="3pt" loext:contextual-spacing="false" fo:line-height="100%" fo:text-align="start" style:justify-single-word="false" fo:keep-together="always" fo:keep-with-next="always"/>
      <style:text-properties fo:color="#454545" style:font-name="Jura" fo:font-family="Jura" fo:font-size="15pt" fo:font-style="italic" style:font-size-asian="15pt" style:font-style-asian="italic" style:font-name-complex="Jura" style:font-family-complex="Jura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11.99pt" fo:margin-bottom="3pt" loext:contextual-spacing="false" fo:line-height="100%" fo:text-align="start" style:justify-single-word="false" fo:keep-together="always" fo:keep-with-next="always"/>
      <style:text-properties fo:color="#454545" style:font-name="Jura" fo:font-family="Jura" fo:font-size="14pt" fo:font-weight="bold" style:font-size-asian="14pt" style:font-weight-asian="bold" style:font-name-complex="Jura" style:font-family-complex="Jura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11.99pt" fo:margin-bottom="3pt" loext:contextual-spacing="false" fo:line-height="100%" fo:keep-together="always" fo:keep-with-next="always"/>
      <style:text-properties fo:font-size="12pt" fo:font-weight="normal" style:font-size-asian="12pt" style:font-weight-asian="norm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11.99pt" fo:margin-bottom="3pt" loext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11.99pt" fo:margin-bottom="3pt" loext:contextual-spacing="false" fo:line-height="100%" fo:keep-together="always" fo:keep-with-next="always"/>
      <style:text-properties style:font-name="Arial" fo:font-family="Arial" style:font-family-generic="swiss" fo:font-size="11pt" style:font-size-asian="11pt" style:font-name-complex="Arial" style:font-family-complex="Arial" style:font-family-generic-complex="swiss"/>
    </style:style>
    <style:style style:name="Tabelas" style:family="paragraph" style:parent-style-name="Standard">
      <style:paragraph-properties fo:margin-top="6.01pt" fo:margin-bottom="6.01pt" loext:contextual-spacing="false" fo:text-align="start" style:justify-single-word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207.64pt" style:type="center"/>
          <style:tab-stop style:position="415.3pt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207.64pt" style:type="center"/>
          <style:tab-stop style:position="415.3pt" style:type="right"/>
        </style:tab-stops>
      </style:paragraph-properties>
      <style:text-properties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name-complex="Wingdings" style:font-family-complex="Wingdings"/>
    </style:style>
    <style:style style:name="WW8Num2z0" style:family="text">
      <style:text-properties style:font-name="Wingdings" fo:font-family="Wingdings" style:font-name-complex="Wingdings" style:font-family-complex="Wingdings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">
        <style:list-level-properties text:list-level-position-and-space-mode="label-alignment">
          <style:list-level-label-alignment text:label-followed-by="listtab" fo:text-indent="-21pt" fo:margin-left="21pt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">
        <style:list-level-properties text:list-level-position-and-space-mode="label-alignment">
          <style:list-level-label-alignment text:label-followed-by="listtab" fo:text-indent="-21pt" fo:margin-left="21pt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207.64pt" style:type="center"/>
          <style:tab-stop style:position="415.3pt" style:type="right"/>
        </style:tab-stops>
      </style:paragraph-properties>
      <style:text-properties fo:language="pt" fo:country="BR"/>
    </style:style>
    <style:page-layout style:name="Mpm1">
      <style:page-layout-properties fo:page-width="591.99pt" fo:page-height="839pt" style:num-format="1" style:print-orientation="portrait" fo:margin-top="35.4pt" fo:margin-bottom="36pt" fo:margin-left="36pt" fo:margin-right="36pt" fo:background-color="transparent" style:writing-mode="lr-tb" style:layout-grid-color="#c0c0c0" style:layout-grid-lines="53" style:layout-grid-base-height="14.34pt" style:layout-grid-ruby-height="0pt" style:layout-grid-mode="none" style:layout-grid-ruby-below="false" style:layout-grid-print="false" style:layout-grid-display="false" style:layout-grid-base-width="11.99pt" style:layout-grid-snap-to="true" draw:fill="none" style:footnote-max-height="0pt">
        <style:columns fo:column-count="1" fo:column-gap="0pt"/>
        <style:footnote-sep style:width="0.51pt" style:distance-before-sep="2.89pt" style:distance-after-sep="2.89pt" style:line-style="solid" style:adjustment="left" style:rel-width="25%" style:color="#000000"/>
      </style:page-layout-properties>
      <style:header-style>
        <style:header-footer-properties fo:min-height="2.89pt" fo:margin-left="0pt" fo:margin-right="0pt" fo:margin-bottom="0pt" fo:background-color="transparent" style:dynamic-spacing="tru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童年如一朵朵雪白的浪花，拍打着海边的礁石，发出欢快的笑声；童年如一颗颗明亮的小星星，照亮了大地，照亮了人们；童年如一个个琴键灵活的跳动，奏着优美的琴声；童年如一盏盏油灯，用来照亮我们的心灵……。是啊，童年在我们的成长中是必不可少的一段经历。</dc:title>
    <meta:initial-creator>ycl</meta:initial-creator>
    <meta:creation-date>2010-05-08T22:11:00</meta:creation-date>
    <dc:date>2020-10-27T18:09:43.823943154</dc:date>
    <meta:editing-cycles>4</meta:editing-cycles>
    <meta:editing-duration>PT4M33S</meta:editing-duration>
    <meta:document-statistic meta:table-count="2" meta:image-count="0" meta:object-count="0" meta:page-count="4" meta:paragraph-count="44" meta:word-count="309" meta:character-count="1779" meta:non-whitespace-character-count="1513"/>
    <meta:generator>LibreOffice/6.3.4.2$Linux_X86_64 LibreOffice_project/60da17e045e08f1793c57c00ba83cdfce946d0aa</meta:generator>
    <meta:user-defined meta:name="KSOProductBuildVer">1046-11.1.0.8865</meta:user-defined>
  </office:meta>
</office:document-meta>
</file>